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fo:language="fr" fo:country="FR" fo:font-weight="bold" officeooo:rsid="001f0476" officeooo:paragraph-rsid="001f0476" style:font-weight-asian="bold" style:font-weight-complex="bold"/>
    </style:style>
    <style:style style:name="P3" style:family="paragraph" style:parent-style-name="Text_20_body">
      <style:text-properties fo:language="fr" fo:country="FR" fo:font-style="normal" fo:font-weight="bold" officeooo:rsid="001f0476" officeooo:paragraph-rsid="001f0476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language="fr" fo:country="FR" fo:font-style="normal" fo:font-weight="bold" officeooo:rsid="001f33b8" officeooo:paragraph-rsid="001f33b8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language="fr" fo:country="FR" fo:font-style="normal" fo:font-weight="normal" officeooo:rsid="001f33b8" officeooo:paragraph-rsid="001f33b8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language="fr" fo:country="FR" officeooo:rsid="001f33b8" officeooo:paragraph-rsid="001f33b8"/>
    </style:style>
    <style:style style:name="P7" style:family="paragraph" style:parent-style-name="Text_20_body">
      <style:text-properties fo:language="fr" fo:country="FR" fo:font-weight="bold" officeooo:rsid="0027bfb0" officeooo:paragraph-rsid="0027bfb0" style:font-weight-asian="bold" style:font-weight-complex="bold"/>
    </style:style>
    <style:style style:name="P8" style:family="paragraph" style:parent-style-name="Text_20_body">
      <style:text-properties fo:language="fr" fo:country="FR" fo:font-weight="normal" officeooo:rsid="002487d1" officeooo:paragraph-rsid="002487d1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fr" fo:country="FR" officeooo:rsid="002df790" officeooo:paragraph-rsid="002df790"/>
    </style:style>
    <style:style style:name="P10" style:family="paragraph" style:parent-style-name="Text_20_body">
      <style:text-properties fo:font-weight="bold" officeooo:rsid="0029b697" officeooo:paragraph-rsid="0029b697" style:font-weight-asian="bold" style:font-weight-complex="bold"/>
    </style:style>
    <style:style style:name="P11" style:family="paragraph" style:parent-style-name="Text_20_body">
      <style:text-properties officeooo:paragraph-rsid="0027bfb0"/>
    </style:style>
    <style:style style:name="P12" style:family="paragraph" style:parent-style-name="Text_20_body">
      <style:text-properties officeooo:rsid="0029b697" officeooo:paragraph-rsid="0029b697"/>
    </style:style>
    <style:style style:name="P13" style:family="paragraph" style:parent-style-name="Text_20_body">
      <style:text-properties fo:font-weight="normal" officeooo:rsid="0029b697" officeooo:paragraph-rsid="0029b69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Heading_20_3">
      <style:text-properties fo:language="fr" fo:country="FR"/>
    </style:style>
    <style:style style:name="P16" style:family="paragraph" style:parent-style-name="Heading_20_3">
      <style:text-properties fo:language="fr" fo:country="FR" officeooo:rsid="001f33b8" officeooo:paragraph-rsid="001f33b8"/>
    </style:style>
    <style:style style:name="P17" style:family="paragraph" style:parent-style-name="Heading_20_3">
      <style:text-properties fo:language="fr" fo:country="FR" officeooo:rsid="0027bfb0" officeooo:paragraph-rsid="0027bfb0"/>
    </style:style>
    <style:style style:name="P18" style:family="paragraph" style:parent-style-name="Heading_20_1">
      <style:paragraph-properties fo:text-align="center" style:justify-single-word="false"/>
      <style:text-properties fo:language="fr" fo:country="FR"/>
    </style:style>
    <style:style style:name="T1" style:family="text">
      <style:text-properties officeooo:rsid="001f047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d5cc" style:font-weight-asian="normal" style:font-weight-complex="normal"/>
    </style:style>
    <style:style style:name="T4" style:family="text">
      <style:text-properties fo:font-weight="normal" officeooo:rsid="00267e7b" style:font-weight-asian="normal" style:font-weight-complex="normal"/>
    </style:style>
    <style:style style:name="T5" style:family="text">
      <style:text-properties fo:font-weight="normal" officeooo:rsid="0029b697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0d5cc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officeooo:rsid="0027bfb0" style:font-weight-asian="bold" style:font-weight-complex="bold"/>
    </style:style>
    <style:style style:name="T12" style:family="text">
      <style:text-properties officeooo:rsid="0029b697"/>
    </style:style>
    <style:style style:name="T13" style:family="text">
      <style:text-properties fo:language="fr" fo:country="FR"/>
    </style:style>
    <style:style style:name="T14" style:family="text">
      <style:text-properties fo:language="fr" fo:country="FR" officeooo:rsid="0027bfb0"/>
    </style:style>
    <style:style style:name="T15" style:family="text">
      <style:text-properties fo:language="fr" fo:country="FR" fo:font-weight="normal" style:font-weight-asian="normal" style:font-weight-complex="normal"/>
    </style:style>
    <style:style style:name="T16" style:family="text">
      <style:text-properties fo:language="fr" fo:country="FR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fr" fo:country="FR"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Rapport TD 3 – Vérification des propriétés</text:h>
      <text:p text:style-name="P14"><text:span text:style-name="T13"/></text:p>
      <text:p text:style-name="P9">Félix Bezançon – Matthieu Jan</text:p>
      <text:p text:style-name="P9"/>
      <text:h text:style-name="P15" text:outline-level="3">Exercice 1 : <text:span text:style-name="T1">Propriétés de suretés et de progrès</text:span></text:h>
      <text:p text:style-name="P1"/>
      <text:p text:style-name="P2">1/ <text:span text:style-name="T2">Voir </text:span><text:span text:style-name="T4">e</text:span><text:span text:style-name="T6">xo1.ltsa</text:span></text:p>
      <text:p text:style-name="P3">2/ <text:span text:style-name="T3">La solution que l’on a prise dans le cours ne renvoi pas d’erreur lors des </text:span><text:span text:style-name="T7">Check</text:span><text:span text:style-name="T3"> ni lors de l’exécution. Par contre, on peut manuellement, empêcher les voitures bleu de rentrer en surchargeant le trafic de voitures rouges.</text:span></text:p>
      <text:p text:style-name="P4">3/ <text:span text:style-name="T2">Propriété de </text:span><text:span text:style-name="T5">sûreté</text:span><text:span text:style-name="T2"> : Validé avec l’outil </text:span><text:span text:style-name="T6">LTSA Check</text:span><text:span text:style-name="T2"> → </text:span><text:span text:style-name="T6">Safety</text:span></text:p>
      <text:p text:style-name="P5"><text:span text:style-name="T12">Propriété</text:span> de progrès : Validé avec l’outil <text:span text:style-name="T8">LTSA</text:span> <text:span text:style-name="T8">Check</text:span> → <text:span text:style-name="T8">Progress</text:span> MAIS en rajoutant une propriété haute sur l’un des convois, la propriété de progrès est violée.</text:p>
      <text:p text:style-name="P5"/>
      <text:h text:style-name="P16" text:outline-level="3">Exercice 2 : Parking</text:h>
      <text:p text:style-name="P6"><text:s/></text:p>
      <text:p text:style-name="P8"><text:span text:style-name="T11">1/2/ </text:span>Voir <text:span text:style-name="T8">exo2.ltsa</text:span><text:span text:style-name="T9">.</text:span></text:p>
      <text:p text:style-name="P7"><text:span text:style-name="T9">3/ </text:span><text:span text:style-name="T10">Si les départs des voitures ont une priorité inférieure aux arrivées, il n’y a pas de problème de famine, seulement, les voitures ne sortiront du parking qu’une fois qu’il est plein.</text:span></text:p>
      <text:p text:style-name="P8"><text:span text:style-name="T9"/></text:p>
      <text:h text:style-name="P17" text:outline-level="3">Exercice 3 : Lecteurs/écrivains</text:h>
      <text:p text:style-name="P11"><text:span text:style-name="T14"/></text:p>
      <text:p text:style-name="P10"><text:span text:style-name="T14">Q</text:span><text:span text:style-name="T13">uestion 1 à 11 :</text:span></text:p>
      <text:p text:style-name="P13"><text:span text:style-name="T13">Voir exo3.ltsa</text:span></text:p>
      <text:p text:style-name="P13"/>
      <text:p text:style-name="P10"><text:span text:style-name="T13">12 /</text:span></text:p>
      <text:p text:style-name="P13"><text:span text:style-name="T13">Effectivement, le processus </text:span><text:span text:style-name="T17">READERS_WRITERS_LOADED</text:span><text:span text:style-name="T13"> ne satisfait pas les propriétés de progrès.</text:span></text:p>
      <text:p text:style-name="P12"><text:span text:style-name="T15">En effet, l’action </text:span><text:span text:style-name="T16">releaseWrite</text:span><text:span text:style-name="T15"> n’est jamais effectué étant donné que l’action </text:span><text:span text:style-name="T16">acquiredRead</text:span><text:span text:style-name="T15"> passe toujours en priorité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8:35.492172112</meta:creation-date>
    <dc:date>2017-11-21T15:49:41.787597220</dc:date>
    <meta:editing-duration>PT45M2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79" meta:character-count="1091" meta:non-whitespace-character-count="924"/>
  </office:meta>
</office:document-meta>
</file>